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</office:font-face-decls>
  <office:automatic-styles>
    <style:style style:name="P1" style:family="paragraph" style:parent-style-name="Text_20_body">
      <style:paragraph-properties fo:line-height="0.423cm" fo:orphans="2" fo:widows="2"/>
    </style:style>
    <style:style style:name="P2" style:family="paragraph" style:parent-style-name="Text_20_body">
      <style:paragraph-properties fo:line-height="0.423cm" fo:text-align="end" style:justify-single-word="false" fo:orphans="2" fo:widows="2"/>
      <style:text-properties fo:font-size="10pt" style:letter-kerning="false" style:font-name-asian="標楷體" style:font-size-asian="10pt"/>
    </style:style>
    <style:style style:name="P3" style:family="paragraph" style:parent-style-name="Text_20_body">
      <style:paragraph-properties fo:line-height="0.564cm" fo:orphans="2" fo:widows="2"/>
      <style:text-properties style:font-name="標楷體" style:letter-kerning="false" style:font-name-asian="標楷體" style:font-name-complex="新細明體"/>
    </style:style>
    <style:style style:name="P4" style:family="paragraph" style:parent-style-name="Text_20_body">
      <style:paragraph-properties fo:margin-left="2.963cm" fo:margin-right="0cm" fo:line-height="0.564cm" fo:orphans="2" fo:widows="2" fo:text-indent="-2.963cm" style:auto-text-indent="false">
        <style:tab-stops/>
      </style:paragraph-properties>
      <style:text-properties style:font-name="標楷體" style:letter-kerning="false" style:font-name-asian="標楷體" style:font-name-complex="新細明體"/>
    </style:style>
    <style:style style:name="P5" style:family="paragraph" style:parent-style-name="Text_20_body">
      <style:paragraph-properties fo:margin-left="2.963cm" fo:margin-right="0cm" fo:margin-top="0.635cm" fo:margin-bottom="0cm" loext:contextual-spacing="false" fo:line-height="0.564cm" fo:orphans="2" fo:widows="2" fo:text-indent="-2.963cm" style:auto-text-indent="false">
        <style:tab-stops/>
      </style:paragraph-properties>
      <style:text-properties style:font-name="標楷體" style:letter-kerning="false" style:font-name-asian="標楷體" style:font-name-complex="新細明體"/>
    </style:style>
    <style:style style:name="P6" style:family="paragraph" style:parent-style-name="Text_20_body">
      <style:paragraph-properties fo:margin-top="0.635cm" fo:margin-bottom="0cm" loext:contextual-spacing="false" fo:line-height="0.564cm" fo:orphans="2" fo:widows="2"/>
    </style:style>
    <style:style style:name="P7" style:family="paragraph" style:parent-style-name="Text_20_body">
      <style:paragraph-properties fo:margin-top="0.635cm" fo:margin-bottom="0cm" loext:contextual-spacing="false" fo:line-height="0.564cm" fo:orphans="2" fo:widows="2"/>
      <style:text-properties style:font-name="標楷體" style:letter-kerning="false" style:font-name-asian="標楷體" style:font-name-complex="新細明體"/>
    </style:style>
    <style:style style:name="P8" style:family="paragraph" style:parent-style-name="Text_20_body">
      <style:paragraph-properties fo:margin-left="2.963cm" fo:margin-right="0cm" fo:line-height="0.564cm" fo:orphans="2" fo:widows="2" fo:text-indent="0cm" style:auto-text-indent="false">
        <style:tab-stops/>
      </style:paragraph-properties>
      <style:text-properties style:font-name="標楷體" style:letter-kerning="false" style:font-name-asian="標楷體" style:font-name-complex="新細明體"/>
    </style:style>
    <style:style style:name="P9" style:family="paragraph" style:parent-style-name="Text_20_body">
      <style:paragraph-properties fo:margin-left="3.81cm" fo:margin-right="0cm" fo:line-height="0.564cm" fo:orphans="2" fo:widows="2" fo:text-indent="-0.847cm" style:auto-text-indent="false">
        <style:tab-stops/>
      </style:paragraph-properties>
      <style:text-properties style:font-name="標楷體" style:letter-kerning="false" style:font-name-asian="標楷體" style:font-name-complex="新細明體"/>
    </style:style>
    <style:style style:name="P10" style:family="paragraph" style:parent-style-name="Text_20_body" style:master-page-name="MP0">
      <style:paragraph-properties fo:line-height="0.564cm" fo:text-align="center" style:justify-single-word="false" fo:orphans="2" fo:widows="2" style:page-number="auto" fo:break-before="page"/>
      <style:text-properties style:font-name="標楷體" fo:font-size="16pt" style:letter-kerning="false" style:font-name-asian="標楷體" style:font-size-asian="16pt" style:font-name-complex="新細明體" style:font-size-complex="16pt"/>
    </style:style>
    <style:style style:name="T1" style:family="text">
      <style:text-properties style:font-name="標楷體" style:letter-kerning="false" style:font-name-asian="標楷體" style:font-name-complex="新細明體"/>
    </style:style>
    <style:style style:name="T2" style:family="text">
      <style:text-properties style:font-name-asian="標楷體"/>
    </style:style>
    <style:style style:name="T3" style:family="text">
      <style:text-properties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東吳大學學術研究委員會設置辦法</text:p>
      <text:p text:style-name="P1"><text:span text:style-name="預設段落字型"><text:span text:style-name="T1"/></text:span></text:p>
      <text:p text:style-name="P2"><text:span text:style-name="T3">95年2月15日</text:span>核定</text:p>
      <text:p text:style-name="P2">95年6月7日行政會議修正</text:p>
      <text:p text:style-name="P2">98年12月2日行政會議修正</text:p>
      <text:p text:style-name="P2">101學年度第4次(101.09.24)行政會議修正(第2,3條)通過</text:p>
      <text:p text:style-name="P2">110年1月4日行政會議修正(第2,5條)通過</text:p>
      <text:p text:style-name="P3"/>
      <text:p text:style-name="P4">第　一　條　　本校為推動學術研究，提昇研究質量，特設學術研究委員會（以下簡稱本委員會）。</text:p>
      <text:p text:style-name="P6"><text:span text:style-name="預設段落字型"><text:span text:style-name="T1">第　二　條　　</text:span></text:span><text:span text:style-name="預設段落字型"><text:span text:style-name="T2">本委員會職掌：</text:span></text:span></text:p>
      <text:p text:style-name="P8">一、研議提昇學術研究發展及相關辦法。<text:line-break/>二、審議具整合型性質之研究計畫。<text:line-break/>三、審查校內外學術研究獎補助申請案。<text:line-break/>四、協助教師從事研究工作。</text:p>
      <text:p text:style-name="P9">五、審議教師及研究人員違反學術倫理案(不含教師違反送審教師資格規定案)。</text:p>
      <text:p text:style-name="P9">六、其他學術研究及產學合作事項。</text:p>
      <text:p text:style-name="P5">第　三　條　　本委員會置委員十至十二人，由研究發展長徵詢各學院院長後，遴聘二年內有專業著作發表之本校專任教師擔任委員，研究發展長為本委員會當然委員兼召集人，並於會議擔任主席。</text:p>
      <text:p text:style-name="P7">第　四　條　　本委員會委員任期一年，得連聘之。</text:p>
      <text:p text:style-name="P7">第　五　條　　本辦法經行政會議通過後，報請校長發布施行，修正時亦同。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class="text">
      <style:paragraph-properties fo:orphans="0" fo:widows="0" fo:hyphenation-ladder-count="no-limit"/>
      <style:text-properties fo:font-size="12pt" style:letter-kerning="true" style:font-size-asian="12pt" style:font-size-complex="12pt" fo:hyphenate="false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70" style:layout-grid-base-height="0.353cm" style:layout-grid-ruby-height="0.353cm" style:layout-grid-mode="line" style:layout-grid-ruby-below="false" style:layout-grid-print="false" style:layout-grid-display="false" style:layout-grid-base-width="0.17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DC_ODF_Application_Tools/2.0.4$Windows_X86_64 LibreOffice_project/ace8b54cb4771cd6636f2ccb1aac7c9dad875112</meta:generator>
    <dc:title>東吳大學學術研究委員會設置辦法</dc:title>
    <dc:description/>
    <dc:subject/>
    <meta:initial-creator>SCU</meta:initial-creator>
    <meta:creation-date>2021-01-27T08:07:00Z</meta:creation-date>
    <dc:date>2021-01-27T16:08:56.719000000</dc:date>
    <meta:editing-cycles>3</meta:editing-cycles>
    <meta:editing-duration>PT2M27S</meta:editing-duration>
    <meta:document-statistic meta:table-count="0" meta:image-count="0" meta:object-count="0" meta:page-count="1" meta:paragraph-count="14" meta:word-count="386" meta:character-count="432" meta:non-whitespace-character-count="409"/>
    <meta:template xlink:type="simple" xlink:actuate="onRequest" xlink:title="" xlink:href="Normal"/>
  </office:meta>
</office:document-meta>
</file>